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latstats.co.uk/ppp/viewtopic.php?t=19604https://www.researchgate.net/publication/292145708_Searching_for_Positive_Returns_at_the_Track" text:style-name="Internet_20_link" text:visited-style-name="Visited_20_Internet_20_Link">https://www.flatstats.co.uk/ppp/viewtopic.php?t=19604https://www.researchgate.net/publication/292145708_Searching_for_Positive_Returns_at_the_Track</text:a></text:p>
      <text:p text:style-name="Standard"><text:a xlink:type="simple" xlink:href="https://www.wired.com/2002/03/betting/" text:style-name="Internet_20_link" text:visited-style-name="Visited_20_Internet_20_Link">https://www.wired.com/2002/03/betting/</text:a></text:p>
      <text:p text:style-name="Standard"><text:a xlink:type="simple" xlink:href="https://www.bloomberg.com/news/features/2018-05-03/the-gambler-who-cracked-the-horse-racing-code" text:style-name="Internet_20_link" text:visited-style-name="Visited_20_Internet_20_Link">https://www.bloomberg.com/news/features/2018-05-03/the-gambler-who-cracked-the-horse-racing-code</text:a></text:p>
      <text:p text:style-name="Standard"><text:a xlink:type="simple" xlink:href="https://churchofbetting.com/2019/01/14/beating-the-race-track-how-bill-benter-built-the-perfect-model/" text:style-name="Internet_20_link" text:visited-style-name="Visited_20_Internet_20_Link">https://churchofbetting.com/2019/01/14/beating-the-race-track-how-bill-benter-built-the-perfect-model/</text:a></text:p>
      <text:p text:style-name="Standard"><text:a xlink:type="simple" xlink:href="https://www.gwern.net/docs/statistics/decision/1994-benter.pdf" text:style-name="Internet_20_link" text:visited-style-name="Visited_20_Internet_20_Link">https://www.gwern.net/docs/statistics/decision/1994-benter.pdf</text:a></text:p>
      <text:p text:style-name="Standard"><text:a xlink:type="simple" xlink:href="https://3quarksdaily.com/3quarksdaily/2017/08/adam-kucharski-how-science-is-taking-the-luck-out-of-gambling.html" text:style-name="Internet_20_link" text:visited-style-name="Visited_20_Internet_20_Link">https://3quarksdaily.com/3quarksdaily/2017/08/adam-kucharski-how-science-is-taking-the-luck-out-of-gambling.html</text:a></text:p>
      <text:p text:style-name="Standard"><text:a xlink:type="simple" xlink:href="https://towardsdatascience.com/how-machine-learning-could-help-on-horse-racing-betting-part-1-7aa363f75ca2" text:style-name="Internet_20_link" text:visited-style-name="Visited_20_Internet_20_Link">https://towardsdatascience.com/how-machine-learning-could-help-on-horse-racing-betting-part-1-7aa363f75ca2</text:a></text:p>
      <text:p text:style-name="Standard"><text:a xlink:type="simple" xlink:href="https://towardsdatascience.com/use-machine-learning-to-predict-horse-racing-4f1111fb6ced" text:style-name="Internet_20_link" text:visited-style-name="Visited_20_Internet_20_Link">https://towardsdatascience.com/use-machine-learning-to-predict-horse-racing-4f1111fb6ced</text:a></text:p>
      <text:p text:style-name="Standard"><text:a xlink:type="simple" xlink:href="https://www.reddit.com/r/MachineLearning/comments/8jnzwt/d_horse_race_winner_prediction_89_precision_80/" text:style-name="Internet_20_link" text:visited-style-name="Visited_20_Internet_20_Link">https://www.reddit.com/r/MachineLearning/comments/8jnzwt/d_horse_race_winner_prediction_89_precision_80/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23:29:27.939000000</meta:creation-date>
    <dc:date>2021-01-28T23:11:47.866000000</dc:date>
    <meta:editing-duration>PT2M34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9" meta:word-count="9" meta:character-count="855" meta:non-whitespace-character-count="855"/>
  </office:meta>
</office:document-meta>
</file>